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80373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RDM WORKSHOP – KWTRP, KILIFI</text:p>
          </table:table-cell>
          <table:table-cell table:style-name="ce1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ward Otieno Owino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an Calvin Waisw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rick Osakuno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loria Amegatche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seyon Tesfaye Tirf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sil Okola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son Murung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more Chavhunduk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ster Kalind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zahegn Mengesh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ce Abong’o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nice Kahind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y Nyambura Mutah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doricympaye Ella Lariss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fadzwa Madanhir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iza Osman’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birye Lind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mani Makob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rak Anguj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 D. Masaga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ingana Jean Bosc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chel Tagwireyi-Nyakataw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phine Nasamb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GROUP 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rris Oger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sweleo Lekgatlhany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lins Misita Morang’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rraine Tsitsi Pfavay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n Owuor Obo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09:01:37.115170322</meta:creation-date>
    <dc:date>2019-06-24T09:16:24.549671534</dc:date>
    <meta:editing-duration>PT14M40S</meta:editing-duration>
    <meta:editing-cycles>18</meta:editing-cycles>
    <meta:generator>LibreOffice/6.1.5.2$Linux_X86_64 LibreOffice_project/10$Build-2</meta:generator>
    <meta:document-statistic meta:table-count="1" meta:cell-count="62" meta:object-count="0"/>
  </office:meta>
</office:document-meta>
</file>